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AC0000108A000005CBA79DA30C.svm" manifest:media-type=""/>
  <manifest:file-entry manifest:full-path="Pictures/200000D6000031FA000009A852FF6602.svm" manifest:media-type=""/>
  <manifest:file-entry manifest:full-path="Pictures/20000006000044F300006C34D404973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width="0.035cm" draw:stroke-linejoin="miter" draw:fill="solid" draw:fill-color="#aab2ab"/>
    </style:style>
    <style:style style:name="gr5" style:family="graphic" style:parent-style-name="standard">
      <style:graphic-properties draw:stroke="none" svg:stroke-width="0.035cm" draw:stroke-linejoin="miter" draw:fill="solid" draw:fill-color="#000000"/>
    </style:style>
    <style:style style:name="gr6" style:family="graphic" style:parent-style-name="standard">
      <style:graphic-properties draw:stroke="none" svg:stroke-width="0.031cm" draw:stroke-linejoin="miter" draw:fill="solid" draw:fill-color="#ffffff"/>
    </style:style>
    <style:style style:name="gr7" style:family="graphic" style:parent-style-name="standard">
      <style:graphic-properties draw:stroke="none" svg:stroke-width="0.031cm" draw:stroke-linejoin="miter" draw:fill="solid" draw:fill-color="#000000"/>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808080"/>
    </style:style>
    <style:style style:name="gr10" style:family="graphic" style:parent-style-name="standard">
      <style:graphic-properties draw:stroke="none" svg:stroke-width="0.022cm" draw:stroke-linejoin="miter" draw:fill="solid" draw:fill-color="#ffffff"/>
    </style:style>
    <style:style style:name="gr11" style:family="graphic" style:parent-style-name="standard">
      <style:graphic-properties draw:stroke="none" svg:stroke-width="0.022cm" draw:stroke-linejoin="miter" draw:fill="solid" draw:fill-color="#000000"/>
    </style:style>
    <style:style style:name="gr12" style:family="graphic" style:parent-style-name="standard">
      <style:graphic-properties draw:stroke="none" svg:stroke-width="0.022cm" draw:stroke-linejoin="miter" draw:fill="solid" draw:fill-color="#808080"/>
    </style:style>
    <style:style style:name="gr13" style:family="graphic" style:parent-style-name="standard">
      <style:graphic-properties draw:stroke="none" svg:stroke-width="0.035cm" draw:stroke-linejoin="miter" draw:fill="solid" draw:fill-color="#000000" draw:textarea-horizontal-align="center" draw:textarea-vertical-align="middle"/>
    </style:style>
    <style:style style:name="gr14" style:family="graphic" style:parent-style-name="standard">
      <style:graphic-properties draw:stroke="none" svg:stroke-color="#000000" draw:fill="solid" draw:fill-color="#808080" draw:textarea-horizontal-align="left" draw:textarea-vertical-align="middle" draw:auto-grow-height="true" draw:auto-grow-width="true" fo:min-height="0cm" fo:min-width="0cm" draw:shadow="hidden"/>
    </style:style>
    <style:style style:name="gr15" style:family="graphic" style:parent-style-name="objectwithoutfill">
      <style:graphic-properties draw:stroke="solid" svg:stroke-width="0.05cm" draw:marker-start-width="0.275cm" draw:marker-end-width="0.275cm" draw:fill="none" draw:textarea-vertical-align="middle" fo:padding-top="0.15cm" fo:padding-bottom="0.15cm" fo:padding-left="0.275cm" fo:padding-right="0.275cm"/>
    </style:style>
    <style:style style:name="gr16" style:family="graphic" style:parent-style-name="standard">
      <style:graphic-properties draw:stroke="none" svg:stroke-color="#808080" draw:fill="solid" draw:fill-color="#cccccc" draw:textarea-horizontal-align="justify" draw:textarea-vertical-align="middle" draw:auto-grow-height="false"/>
    </style:style>
    <style:style style:name="gr17" style:family="graphic" style:parent-style-name="standard">
      <style:graphic-properties draw:stroke="none" svg:stroke-width="0.028cm" draw:stroke-linejoin="round" draw:fill="none"/>
    </style:style>
    <style:style style:name="gr18" style:family="graphic" style:parent-style-name="standard">
      <style:graphic-properties draw:stroke="solid" svg:stroke-width="0.028cm" svg:stroke-color="#010101" draw:stroke-linejoin="round" draw:fill="none" fo:padding-top="0.139cm" fo:padding-bottom="0.139cm" fo:padding-left="0.264cm" fo:padding-right="0.264cm"/>
    </style:style>
    <style:style style:name="gr19" style:family="graphic" style:parent-style-name="standard">
      <style:graphic-properties draw:stroke="none" svg:stroke-color="#000000" draw:fill="solid" draw:fill-color="#000000" draw:textarea-horizontal-align="justify" draw:textarea-vertical-align="middle" draw:auto-grow-height="false"/>
    </style:style>
    <style:style style:name="gr20" style:family="graphic" style:parent-style-name="standard">
      <style:graphic-properties draw:stroke="none" svg:stroke-color="#000000" draw:fill="solid" draw:fill-color="#00ff00" draw:textarea-horizontal-align="left" draw:textarea-vertical-align="middle" draw:auto-grow-height="true" draw:auto-grow-width="false" fo:min-height="0cm" fo:min-width="15.623cm" draw:shadow="hidden"/>
    </style:style>
    <style:style style:name="gr21" style:family="graphic" style:parent-style-name="standard">
      <style:graphic-properties draw:stroke="none" draw:stroke-dash="Dash_20_1" svg:stroke-width="0cm" draw:stroke-linejoin="none" draw:fill="solid" draw:fill-color="#00ff00" draw:textarea-horizontal-align="center" draw:textarea-vertical-align="middle"/>
    </style:style>
    <style:style style:name="gr22" style:family="graphic" style:parent-style-name="standard">
      <style:graphic-properties draw:stroke="none" draw:stroke-dash="Dash_20_1" svg:stroke-width="0cm" svg:stroke-color="#3465af" draw:stroke-linejoin="none" draw:fill="solid" draw:fill-color="#00ff00" draw:textarea-horizontal-align="center" draw:textarea-vertical-align="middle"/>
    </style:style>
    <style:style style:name="gr23" style:family="graphic" style:parent-style-name="standard">
      <style:graphic-properties draw:stroke="none" draw:stroke-dash="Dash_20_1" svg:stroke-width="0cm" svg:stroke-color="#3465af" draw:stroke-linejoin="none" draw:fill="solid" draw:fill-color="#010101" draw:textarea-horizontal-align="center" draw:textarea-vertical-align="middle"/>
    </style:style>
    <style:style style:name="gr24" style:family="graphic" style:parent-style-name="standard">
      <style:graphic-properties draw:stroke="none" draw:stroke-dash="Dash_20_1" svg:stroke-width="0cm" svg:stroke-color="#3465af" draw:stroke-linejoin="none" draw:fill="solid" draw:fill-color="#00ae00" draw:textarea-horizontal-align="center" draw:textarea-vertical-align="middle"/>
    </style:style>
    <style:style style:name="gr25" style:family="graphic" style:parent-style-name="standard">
      <style:graphic-properties draw:stroke="none" draw:stroke-dash="Dash_20_1" svg:stroke-width="0cm" svg:stroke-color="#3465af" draw:stroke-linejoin="none" draw:fill="solid" draw:fill-color="#f5f5f5" draw:textarea-horizontal-align="center" draw:textarea-vertical-align="middle"/>
    </style:style>
    <style:style style:name="gr26" style:family="graphic" style:parent-style-name="standard">
      <style:graphic-properties draw:stroke="none" draw:stroke-dash="Dash_20_1" svg:stroke-width="0cm" draw:stroke-linejoin="none" draw:fill="solid" draw:fill-color="#ffff00"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96pt" style:font-size-asian="96pt" style:font-size-complex="96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402cm" svg:height="11.616cm" svg:x="1.046cm" svg:y="1.027cm">
          <draw:image xlink:href="Pictures/20000006000044F300006C34D4049731.svm" xlink:type="simple" xlink:show="embed" xlink:actuate="onLoad">
            <text:p/>
          </draw:image>
        </draw:frame>
        <draw:frame draw:style-name="gr2" draw:layer="layout" svg:width="8.02cm" svg:height="2.134cm" svg:x="11.701cm" svg:y="14.125cm">
          <draw:text-box>
            <text:p>Abschrift und Übersetzung</text:p>
            <text:p>von</text:p>
            <text:p>Changing Canadian Schools</text:p>
          </draw:text-box>
        </draw:frame>
        <draw:line draw:style-name="gr3" draw:text-style-name="P1" draw:layer="layout" svg:x1="1.058cm" svg:y1="16.704cm" svg:x2="20.012cm" svg:y2="16.704cm">
          <text:p/>
        </draw:line>
        <draw:frame draw:style-name="gr2" draw:layer="layout" svg:width="8.469cm" svg:height="2.134cm" svg:x="0.989cm" svg:y="14.125cm">
          <draw:text-box>
            <text:p>Transscription und Translation</text:p>
            <text:p>of</text:p>
            <text:p>Changing Canadian Schools</text:p>
          </draw:text-box>
        </draw:frame>
        <draw:frame draw:style-name="gr2" draw:layer="layout" svg:width="7.148cm" svg:height="3.556cm" svg:x="1.124cm" svg:y="17.738cm">
          <draw:text-box>
            <text:p>to</text:p>
            <text:p>Joshua David Paulussen,</text:p>
            <text:p>Zoë Dahmen,</text:p>
            <text:p>Tobias Schmitz and</text:p>
            <text:p>Greta Brünger</text:p>
          </draw:text-box>
        </draw:frame>
        <draw:frame draw:style-name="gr2" draw:layer="layout" svg:width="7.148cm" svg:height="3.556cm" svg:x="11.555cm" svg:y="17.703cm">
          <draw:text-box>
            <text:p>für</text:p>
            <text:p>Joshua David Paulussen,</text:p>
            <text:p>Zoë Dahmen,</text:p>
            <text:p>Tobias Schmitz und</text:p>
            <text:p>Greta Brünger</text:p>
          </draw:text-box>
        </draw:frame>
        <draw:path draw:style-name="gr4" draw:layer="layout" svg:width="6.828cm" svg:height="2.329cm" svg:x="6.464cm" svg:y="26.274cm" svg:viewBox="0 0 6829 2330" svg:d="m164 0 6493 11c91 0 172-13 172 182l-8 2137h-6821v-2145c0-96 10-185 164-185z">
          <text:p/>
        </draw:path>
        <draw:path draw:style-name="gr5" draw:layer="layout" svg:width="6.872cm" svg:height="2.405cm" svg:x="6.433cm" svg:y="26.248cm" svg:viewBox="0 0 6873 2406" svg:d="m6745 0h-6617c-70 0-128 58-128 128v2249c0 16 13 29 29 29h6815c16 0 29-13 29-29v-2249c0-70-57-128-128-128zm-6617 58h6617c39 0 71 31 71 70 0 0 0 906 0 1561h-4730c-173 313-506 526-889 526s-718-213-892-526h-247c0-655 0-1561 0-1561 0-39 31-70 70-70z">
          <text:p/>
        </draw:path>
        <draw:path draw:style-name="gr6" draw:layer="layout" svg:width="1.561cm" svg:height="1.561cm" svg:x="6.849cm" svg:y="26.585cm" svg:viewBox="0 0 1562 1562" svg:d="m1562 781c0 432-349 781-781 781-430 2-781-349-781-779v-2c0-430 349-781 781-781 430 0 781 349 781 781z">
          <text:p/>
        </draw:path>
        <draw:path draw:style-name="gr7" draw:layer="layout" svg:width="1.788cm" svg:height="1.792cm" svg:x="6.735cm" svg:y="26.472cm" svg:viewBox="0 0 1789 1793" svg:d="m1529 260c174 174 260 385 260 636 0 250-84 460-255 629-180 178-394 268-641 268-244 0-453-90-628-265-177-177-265-387-265-632s88-458 265-636c170-174 381-260 628-260 252 0 463 86 636 260zm-1147 117c-148 147-221 321-221 519s73 370 217 515c145 146 319 218 518 218s374-74 523-220c140-136 210-307 210-513 0-204-72-378-215-521-141-143-315-214-518-214s-375 71-514 216zm384 432c-22-49-56-73-100-73-80 0-119 53-119 159 0 107 39 159 119 159 52 0 89-26 112-77l109 57c-52 93-130 140-234 140-81 0-146-24-195-75-47-48-72-117-72-203s25-152 75-203 112-76 187-76c110 0 188 44 237 132zm515 0c-23-49-55-73-99-73-80 0-120 53-120 159 0 107 40 159 120 159 54 0 89-26 110-77l112 57c-51 93-129 140-235 140-80 0-144-24-192-75-48-48-73-117-73-203s25-152 73-203 112-76 189-76c110 0 188 44 235 132z">
          <text:p/>
        </draw:path>
        <draw:path draw:style-name="gr8" draw:layer="layout" svg:width="1.23cm" svg:height="1.23cm" svg:x="8.782cm" svg:y="26.504cm" svg:viewBox="0 0 1231 1231" svg:d="m1231 615c0 114-26 210-83 307-57 99-127 169-226 226-97 57-193 83-307 83s-209-26-308-83c-98-57-167-127-224-226-57-97-83-193-83-307s26-209 83-308c57-98 126-167 224-224 99-57 195-83 308-83s210 26 307 83c99 57 169 126 226 224 57 99 83 195 83 308z">
          <text:p/>
        </draw:path>
        <draw:path draw:style-name="gr9" draw:layer="layout" svg:width="0.356cm" svg:height="0.635cm" svg:x="9.219cm" svg:y="26.899cm" svg:viewBox="0 0 357 636" svg:d="m357 42c0-23-19-42-42-42h-273c-23 0-42 19-42 42v273h76v321h205v-321h76z">
          <text:p/>
        </draw:path>
        <draw:path draw:style-name="gr9" draw:layer="layout" svg:width="0.184cm" svg:height="0.184cm" svg:x="9.304cm" svg:y="26.678cm" svg:viewBox="0 0 185 185" svg:d="m185 93c0 17-3 32-11 47s-20 26-34 34-30 11-47 11-31-3-46-11c-16-8-26-20-34-34-10-15-13-30-13-47s3-31 13-46c8-16 18-26 34-34 15-10 29-13 46-13s32 3 47 13c14 8 26 18 34 34 8 15 11 29 11 46z">
          <text:p/>
        </draw:path>
        <draw:path draw:style-name="gr5" draw:layer="layout" svg:width="1.327cm" svg:height="1.327cm" svg:x="8.734cm" svg:y="26.443cm" svg:viewBox="0 0 1328 1328" svg:d="m664 0c-185 0-341 65-468 193-131 132-196 289-196 471s65 338 196 468c130 131 286 196 468 196s341-65 474-198c127-125 190-279 190-466s-63-343-193-471c-128-128-286-193-471-193zm2 120c149 0 277 52 383 159 107 106 159 234 159 385 0 153-52 279-156 380-109 109-239 162-386 162-150 0-278-53-385-160s-161-234-161-382 54-276 163-385c103-107 232-159 383-159z">
          <text:p/>
        </draw:path>
        <draw:path draw:style-name="gr8" draw:layer="layout" svg:width="0.317cm" svg:height="0.379cm" svg:x="9.026cm" svg:y="28.123cm" svg:viewBox="0 0 318 380" svg:d="m179 0c17 0 34 2 50 5 15 3 28 8 37 16 12 7 20 16 25 28 6 13 9 27 9 45 0 20-4 34-13 47s-21 25-39 33c25 6 41 18 52 34 13 18 18 37 18 62 0 19-3 35-11 48-7 15-18 26-29 36-13 8-28 15-44 19s-33 7-51 7h-183v-380zm-10 153c14 0 26-4 36-10s14-18 14-34c0-10-1-16-5-23-3-5-8-10-13-13s-11-5-18-6-14-2-21-2h-79v88zm5 162c8 0 14-2 22-3s15-4 20-8c6-4 10-8 15-15 3-6 4-15 4-24 0-20-6-34-17-43-10-8-25-11-43-11h-92v104z">
          <text:p/>
        </draw:path>
        <draw:polygon draw:style-name="gr8" draw:layer="layout" svg:width="0.363cm" svg:height="0.379cm" svg:x="9.36cm" svg:y="28.123cm" svg:viewBox="0 0 364 380" draw:points="0,0 94,0 182,149 271,0 364,0 222,234 222,380 140,380 140,232">
          <text:p/>
        </draw:polygon>
        <draw:path draw:style-name="gr8" draw:layer="layout" svg:width="0.319cm" svg:height="0.397cm" svg:x="11.984cm" svg:y="28.115cm" svg:viewBox="0 0 320 398" svg:d="m88 296c5 8 11 14 18 21 8 4 17 9 27 11 10 3 21 5 31 5 8 0 16-2 24-2 8-1 17-5 25-8 6-3 13-8 18-15s8-12 8-22c0-12-4-20-10-26s-16-12-26-15c-11-5-23-8-36-11-14-3-27-8-40-12-15-3-30-8-43-13s-26-11-35-19c-12-8-20-18-26-31s-10-27-10-44c0-19 5-37 13-52 8-13 18-26 32-35 13-10 28-17 46-22 16-4 34-6 50-6 20 0 39 2 57 6 20 5 36 12 49 22 14 9 26 22 34 39 8 14 13 34 13 55h-81c-2-12-4-20-8-28s-9-13-15-18c-8-3-15-6-24-8-9-1-18-3-28-3-6 0-13 0-19 2-9 1-13 4-20 8-5 3-10 8-13 13s-5 11-5 19 2 15 3 20c4 3 10 8 18 11 8 5 20 8 34 13 15 3 34 8 57 15 8 1 18 3 31 8 11 3 24 9 37 18 12 8 23 17 31 32 10 13 15 31 15 52 0 18-3 34-12 49-6 14-16 27-29 37-13 11-29 20-48 26-22 7-44 10-70 10-20 0-41-3-60-8s-38-13-52-25-28-26-36-42c-10-18-13-37-13-60h81c0 11 2 23 7 33z">
          <text:p/>
        </draw:path>
        <draw:path draw:style-name="gr8" draw:layer="layout" svg:width="0.369cm" svg:height="0.379cm" svg:x="12.312cm" svg:y="28.123cm" svg:viewBox="0 0 370 380" svg:d="m229 0 141 380h-86l-29-84h-141l-30 84h-84l143-380zm5 232-47-138h-2l-50 138z">
          <text:p/>
        </draw:path>
        <draw:polygon draw:style-name="gr8" draw:layer="layout" svg:width="0.319cm" svg:height="0.379cm" svg:x="10.504cm" svg:y="28.123cm" svg:viewBox="0 0 320 380" draw:points="83,0 242,255 242,255 242,0 320,0 320,380 237,380 80,125 78,125 78,380 0,380 0,0">
          <text:p/>
        </draw:polygon>
        <draw:path draw:style-name="gr8" draw:layer="layout" svg:width="0.353cm" svg:height="0.397cm" svg:x="10.882cm" svg:y="28.115cm" svg:viewBox="0 0 354 398" svg:d="m260 110c-5-8-12-14-18-21-8-6-16-11-26-14s-20-5-29-5c-20 0-34 3-47 11-15 7-25 16-33 29-8 12-14 26-18 43-3 14-6 30-6 47s3 32 6 47 10 29 18 40 18 21 33 30c13 6 27 11 47 11 26 0 45-8 60-24 14-15 23-36 26-62h81c-3 24-8 45-16 65-10 19-21 36-36 49s-31 24-50 30-43 12-65 12c-30 0-55-7-78-16-25-10-44-25-59-41-16-18-29-39-37-63s-13-51-13-78 5-54 13-78 21-46 37-64c15-17 34-32 59-43 23-10 48-15 78-15 21 0 40 3 58 10 20 5 36 14 51 26s27 26 37 42c10 18 14 37 18 58h-81c-2-9-5-17-10-26z">
          <text:p/>
        </draw:path>
        <draw:path draw:style-name="gr10" draw:layer="layout" svg:width="1.212cm" svg:height="1.212cm" svg:x="11.783cm" svg:y="26.499cm" svg:viewBox="0 0 1213 1213" svg:d="m1213 607c0 335-271 606-606 606-336 0-607-271-607-606v0c0-336 271-607 606-607s607 271 607 606z">
          <text:p/>
        </draw:path>
        <draw:path draw:style-name="gr11" draw:layer="layout" svg:width="1.327cm" svg:height="1.327cm" svg:x="11.721cm" svg:y="26.441cm" svg:viewBox="0 0 1328 1328" svg:d="m664 0c-185 0-341 65-468 193-131 132-196 289-196 471s65 338 196 468c130 131 286 196 468 196s341-65 474-198c127-125 190-279 190-466 0-185-63-343-193-471-128-128-286-193-471-193zm2 120c149 0 277 52 383 159 107 106 159 234 159 385 0 153-52 279-156 380-109 109-239 162-386 162-150 0-278-53-385-160s-161-234-161-382 54-276 163-385c103-107 232-159 383-159z">
          <text:p/>
        </draw:path>
        <draw:path draw:style-name="gr12" draw:layer="layout" svg:width="0.684cm" svg:height="0.713cm" svg:x="12.038cm" svg:y="26.756cm" svg:viewBox="0 0 685 714" svg:d="m52 257c28-168 144-257 292-257 211 0 341 154 341 359 0 200-138 355-344 355-143 0-271-87-294-259h167c5 89 64 121 146 121 95 0 156-87 156-222 0-141-53-214-152-214-73 0-137 26-150 117h49l-131 131-132-131z">
          <text:p/>
        </draw:path>
        <draw:path draw:style-name="gr13" draw:text-style-name="P1" draw:layer="layout" svg:width="1.327cm" svg:height="1.327cm" svg:x="10.228cm" svg:y="26.443cm" svg:viewBox="0 0 1328 1328" svg:d="m1135 193c-128-128-286-193-471-193s-341 65-468 193c-131 132-196 289-196 471s65 338 196 468c130 131 286 196 468 196s341-65 474-198c127-125 190-279 190-466 0-185-63-343-193-471z">
          <text:p/>
        </draw:path>
        <draw:path draw:style-name="gr8" draw:layer="layout" svg:width="1.14cm" svg:height="1.14cm" svg:x="10.322cm" svg:y="26.535cm" svg:viewBox="0 0 1141 1141" svg:d="m1141 572c0 315-254 569-569 569s-572-254-572-569v0c0-315 255-572 570-572s571 255 571 570z">
          <text:p/>
        </draw:path>
        <draw:path draw:style-name="gr14" draw:text-style-name="P1" draw:layer="layout" svg:width="0.689cm" svg:height="0.975cm" svg:x="10.473cm" svg:y="26.628cm" svg:viewBox="0 0 690 976" svg:d="m425 878c43 0 77-11 103-34 24-22 40-53 45-94l117 8c-5 31-15 60-28 86s-30 51-51 70-49 34-80 46-67 16-107 16c-51 0-94-8-132-26-37-16-68-41-94-72-26-32-45-68-60-112s-24-91-31-141h-107l26-88h75c0-3 0-9-2-19s0-21 0-33 0-24 0-35c2-13 2-20 2-23h-101l26-84h81c7-56 16-104 33-147s35-77 61-107 57-52 93-66c37-15 79-23 128-23 41 0 76 5 107 16s57 28 80 47c21 20 39 43 52 69s23 55 27 86l-116 9c-5-40-22-73-48-95-24-23-60-33-105-33-28 0-54 3-76 13s-41 23-59 42c-16 20-29 44-40 75-10 31-18 68-23 114h282l-26 84h-259c-2 8-2 16-2 28 0 9 0 21 0 30s0 20 0 28 2 16 2 24h285l-26 88h-255c5 36 10 70 20 101 8 31 21 58 37 79s36 41 60 54 54 19 86 19z">
          <text:p/>
        </draw:path>
        <draw:polygon draw:style-name="gr13" draw:text-style-name="P1" draw:layer="layout" svg:width="0.002cm" svg:height="0.001cm" svg:x="10.846cm" svg:y="27.137cm" svg:viewBox="0 0 3 2" draw:points="2,2 0,0 3,2">
          <text:p/>
        </draw:polygon>
        <draw:line draw:style-name="gr15" draw:text-style-name="P1" draw:layer="layout" svg:x1="10.424cm" svg:y1="26.74cm" svg:x2="11.39cm" svg:y2="27.536cm">
          <text:p/>
        </draw:line>
        <draw:frame draw:style-name="gr2" draw:layer="layout" svg:width="4.756cm" svg:height="1.423cm" svg:x="1.045cm" svg:y="22.521cm">
          <draw:text-box>
            <text:p>from</text:p>
            <text:p>Norbert Reschke</text:p>
          </draw:text-box>
        </draw:frame>
        <draw:frame draw:style-name="gr2" draw:layer="layout" svg:width="4.756cm" svg:height="1.423cm" svg:x="11.564cm" svg:y="22.504cm">
          <draw:text-box>
            <text:p>von</text:p>
            <text:p>Norbert Reschke</text:p>
          </draw:text-box>
        </draw:frame>
        <draw:g>
          <draw:custom-shape draw:style-name="gr16" draw:text-style-name="P1" draw:layer="layout" svg:width="2.516cm" svg:height="0.584cm" svg:x="8.182cm" svg:y="21.294cm">
            <text:p/>
            <draw:enhanced-geometry svg:viewBox="0 0 21600 21600" draw:type="rectangle" draw:enhanced-path="M 0 0 L 21600 0 21600 21600 0 21600 0 0 Z N"/>
          </draw:custom-shape>
          <draw:custom-shape draw:style-name="gr16" draw:text-style-name="P1" draw:layer="layout" svg:width="2.516cm" svg:height="1.249cm" svg:x="8.182cm" svg:y="22.768cm">
            <text:p/>
            <draw:enhanced-geometry svg:viewBox="0 0 21600 21600" draw:type="rectangle" draw:enhanced-path="M 0 0 L 21600 0 21600 21600 0 21600 0 0 Z N"/>
          </draw:custom-shape>
          <draw:polygon draw:style-name="gr17" draw:layer="layout" svg:width="2.512cm" svg:height="3.553cm" svg:x="8.176cm" svg:y="21.306cm" svg:viewBox="0 0 2513 3554" draw:points="1257,3554 0,3554 0,0 2513,0 2513,3554">
            <text:p/>
          </draw:polygon>
          <draw:polyline draw:style-name="gr18" draw:layer="layout" svg:width="0.372cm" svg:height="0.088cm" svg:x="10.322cm" svg:y="23.961cm" svg:viewBox="0 0 373 89" draw:points="329,0 334,6 334,17 340,22 340,17 346,11 351,17 351,22 357,28 362,22 368,22 373,28 373,84 368,89 61,89 56,84 56,72 50,72 56,78 56,84 50,89 6,89 0,84 6,67 17,50 22,45 28,50 28,56 22,61 33,78 39,78 39,72 45,61 50,56 56,61 56,56 61,50 72,50 78,56 89,56 95,50 106,50 111,56 123,56 123,50 111,39 111,45 106,50 95,50 89,45 89,39 95,22 100,17 128,45 139,39 150,28 162,39 150,50 145,45 145,50 156,61 156,50 173,33 178,39 184,39 189,33 195,39 189,45 195,45 201,39 195,33 212,17 245,17 251,22 245,28 256,33 267,17 267,11 273,6 279,6 284,11 284,17 279,22 284,22 295,33 290,39 295,39 295,22 312,6 318,6 323,11 323,6 329,0">
            <text:p/>
          </draw:polyline>
          <draw:polyline draw:style-name="gr18" draw:layer="layout" svg:width="0.01cm" svg:height="0.01cm" svg:x="10.523cm" svg:y="23.967cm" svg:viewBox="0 0 11 11" draw:points="6,0 11,6 6,11 0,6 6,0">
            <text:p/>
          </draw:polyline>
          <draw:polyline draw:style-name="gr18" draw:layer="layout" svg:width="0.01cm" svg:height="0.01cm" svg:x="10.539cm" svg:y="23.967cm" svg:viewBox="0 0 11 11" draw:points="6,0 11,6 6,11 0,6 6,0">
            <text:p/>
          </draw:polyline>
          <draw:polyline draw:style-name="gr18" draw:layer="layout" svg:width="0.01cm" svg:height="0.01cm" svg:x="10.567cm" svg:y="23.967cm" svg:viewBox="0 0 11 11" draw:points="6,0 11,6 6,11 0,6 6,0">
            <text:p/>
          </draw:polyline>
          <draw:polyline draw:style-name="gr18" draw:layer="layout" svg:width="0.016cm" svg:height="0.021cm" svg:x="10.5cm" svg:y="23.972cm" svg:viewBox="0 0 17 22" draw:points="6,0 17,11 17,17 11,22 0,11 0,6 6,0">
            <text:p/>
          </draw:polyline>
          <draw:polyline draw:style-name="gr18" draw:layer="layout" svg:width="0.127cm" svg:height="0.027cm" svg:x="9.08cm" svg:y="23.983cm" svg:viewBox="0 0 128 28" draw:points="33,0 67,0 89,11 95,17 100,17 106,11 128,11 128,17 111,28 89,28 84,22 45,11 22,11 11,17 6,22 6,28 0,28 6,11 17,6 33,0">
            <text:p/>
          </draw:polyline>
          <draw:polyline draw:style-name="gr18" draw:layer="layout" svg:width="0.01cm" svg:height="0.01cm" svg:x="10.478cm" svg:y="23.983cm" svg:viewBox="0 0 11 11" draw:points="6,0 11,6 6,11 0,6 6,0">
            <text:p/>
          </draw:polyline>
          <draw:polyline draw:style-name="gr18" draw:layer="layout" svg:width="0.01cm" svg:height="0.01cm" svg:x="10.378cm" svg:y="23.989cm" svg:viewBox="0 0 11 11" draw:points="6,0 11,6 6,11 0,6 6,0">
            <text:p/>
          </draw:polyline>
          <draw:polyline draw:style-name="gr18" draw:layer="layout" svg:width="0.005cm" svg:height="0.005cm" svg:x="8.662cm" svg:y="23.995cm" svg:viewBox="0 0 6 6" draw:points="0,0 6,0 0,6 0,0">
            <text:p/>
          </draw:polyline>
          <draw:polyline draw:style-name="gr18" draw:layer="layout" svg:width="0.021cm" svg:height="0.01cm" svg:x="9.219cm" svg:y="23.995cm" svg:viewBox="0 0 22 11" draw:points="0,0 22,6 22,11 17,6 6,6 0,11 0,0">
            <text:p/>
          </draw:polyline>
          <draw:polyline draw:style-name="gr18" draw:layer="layout" svg:width="0.044cm" svg:height="0.016cm" svg:x="10.021cm" svg:y="23.995cm" svg:viewBox="0 0 45 17" draw:points="39,0 45,0 45,11 11,17 0,17 6,6 39,0">
            <text:p/>
          </draw:polyline>
          <draw:polyline draw:style-name="gr18" draw:layer="layout" svg:width="0.005cm" svg:height="0.01cm" svg:x="10.082cm" svg:y="23.995cm" svg:viewBox="0 0 6 11" draw:points="0,0 6,6 0,11 0,0">
            <text:p/>
          </draw:polyline>
          <draw:polyline draw:style-name="gr18" draw:layer="layout" svg:width="0.01cm" svg:height="0.01cm" svg:x="10.244cm" svg:y="23.995cm" svg:viewBox="0 0 11 11" draw:points="6,0 11,6 6,11 0,6 6,0">
            <text:p/>
          </draw:polyline>
          <draw:polyline draw:style-name="gr18" draw:layer="layout" svg:width="0.01cm" svg:height="0.01cm" svg:x="10.255cm" svg:y="24cm" svg:viewBox="0 0 11 11" draw:points="6,0 11,6 6,11 0,6 6,0">
            <text:p/>
          </draw:polyline>
          <draw:polyline draw:style-name="gr18" draw:layer="layout" svg:width="0.01cm" svg:height="0.01cm" svg:x="10.355cm" svg:y="24.006cm" svg:viewBox="0 0 11 11" draw:points="6,0 11,6 6,11 0,6 6,0">
            <text:p/>
          </draw:polyline>
          <draw:polyline draw:style-name="gr18" draw:layer="layout" svg:width="0.049cm" svg:height="0.032cm" svg:x="10.272cm" svg:y="24.017cm" svg:viewBox="0 0 50 33" draw:points="33,0 39,6 50,22 50,28 45,33 6,33 0,28 0,17 11,6 17,11 28,6 33,0">
            <text:p/>
          </draw:polyline>
          <draw:polyline draw:style-name="gr18" draw:layer="layout" svg:width="0.01cm" svg:height="0.01cm" svg:x="9.709cm" svg:y="24.022cm" svg:viewBox="0 0 11 11" draw:points="6,0 11,0 11,11 0,11 6,0">
            <text:p/>
          </draw:polyline>
          <draw:polyline draw:style-name="gr18" draw:layer="layout" svg:width="0.005cm" svg:height="0.005cm" svg:x="10.495cm" svg:y="24.022cm" svg:viewBox="0 0 6 6" draw:points="6,0 6,6 0,6 6,0">
            <text:p/>
          </draw:polyline>
          <draw:custom-shape draw:style-name="gr19" draw:text-style-name="P1" draw:layer="layout" svg:width="2.512cm" svg:height="0.924cm" svg:x="8.183cm" svg:y="23.946cm">
            <text:p/>
            <draw:enhanced-geometry svg:viewBox="0 0 21600 21600" draw:mirror-horizontal="false" draw:mirror-vertical="false" draw:type="rectangle" draw:enhanced-path="M 0 0 L 21600 0 21600 21600 0 21600 0 0 Z N"/>
          </draw:custom-shape>
          <draw:g>
            <draw:path draw:style-name="gr20" draw:text-style-name="P2" draw:layer="layout" svg:width="0.197cm" svg:height="0.278cm" svg:x="9.337cm" svg:y="24.013cm" svg:viewBox="0 0 198 279" svg:d="m38 31c0 34 0 69 0 104 52 0 103 0 155 0 0 10 0 20 0 31-52 0-103 0-155 0 0 38 0 75 0 113-13 0-25 0-38 0 0-93 0-186 0-279 66 0 132 0 198 0 0 10 0 21 0 31-53 0-107 0-160 0z">
              <text:p/>
            </draw:path>
            <draw:path draw:style-name="gr20" draw:text-style-name="P2" draw:layer="layout" svg:width="0.1cm" svg:height="0.217cm" svg:x="9.579cm" svg:y="24.074cm" svg:viewBox="0 0 101 218" svg:d="m1 218v-164c0-5 0-9 0-14s0-9 0-13-1-9-1-13 0-7 0-10h34c0 3 0 6 0 10s1 8 1 12 0 8 0 12 0 7 0 10h1c3-9 5-16 8-22s6-11 10-14c4-4 8-7 14-9s11-3 19-3c3 0 6 0 8 1s5 1 6 1v33c-2-1-5-1-8-2-3 0-7 0-11 0-8 0-15 1-20 5-6 4-11 9-15 15-3 7-6 15-8 24s-2 19-2 30v111z">
              <text:p/>
            </draw:path>
            <draw:path draw:style-name="gr20" draw:text-style-name="P2" draw:layer="layout" svg:width="0.19cm" svg:height="0.221cm" svg:x="9.704cm" svg:y="24.074cm" svg:viewBox="0 0 191 222" svg:d="m191 111c0 37-8 65-24 84-17 18-41 27-72 27-15 0-28-2-40-7-12-4-22-11-30-20s-14-21-19-35c-4-14-6-30-6-49 0-74 32-111 96-111 17 0 31 2 43 7s22 11 30 21c7 9 13 20 17 34s5 30 5 49zm-37 0c0-17-1-30-4-41-2-11-6-20-11-26s-11-11-18-14c-7-2-15-4-24-4-10 0-18 2-25 4s-14 8-19 14c-5 7-9 15-12 26s-4 25-4 41 2 30 5 41 7 20 12 26 11 11 18 14c7 2 14 4 22 4 10 0 18-2 25-4 8-3 14-7 19-14s9-15 12-26 4-25 4-41z">
              <text:p/>
            </draw:path>
            <draw:path draw:style-name="gr20" draw:text-style-name="P2" draw:layer="layout" svg:width="0.176cm" svg:height="0.221cm" svg:x="9.923cm" svg:y="24.075cm" svg:viewBox="0 0 177 222" svg:d="m177 158c0 10-2 19-6 27s-10 15-17 20-16 9-27 12-23 5-37 5c-13 0-24-1-34-3s-18-5-26-10c-7-4-14-9-19-16s-9-16-11-26l31-6c3 12 10 20 19 25 10 6 23 8 40 8 8 0 14 0 21-1 6-1 12-3 16-6 5-2 9-6 11-10 3-4 4-10 4-16s-1-12-4-16-8-7-13-10c-6-3-12-5-20-7-7-2-16-5-25-7-9-3-17-5-26-8s-16-6-23-11-12-10-16-17-7-15-7-25c0-20 7-34 21-45 14-10 35-15 61-15 24 0 43 4 57 12 13 9 22 22 26 40l-32 4c-1-5-3-10-7-14s-7-6-11-9-10-4-15-5-12-1-18-1c-16 0-28 2-35 7s-12 13-12 22c0 6 2 11 4 15s7 7 12 9c5 3 11 5 19 7 7 2 15 4 23 6 6 2 12 3 18 5 5 1 11 3 17 6s11 5 16 8 9 7 13 11 6 9 9 15c2 6 3 13 3 20z">
              <text:p/>
            </draw:path>
            <draw:path draw:style-name="gr20" draw:text-style-name="P2" draw:layer="layout" svg:width="0.174cm" svg:height="0.221cm" svg:x="10.132cm" svg:y="24.074cm" svg:viewBox="0 0 175 222" svg:d="m37 110c0 12 1 24 3 34s5 19 9 27 10 13 17 17 15 6 25 6c13 0 24-3 32-10 9-7 14-17 16-31h36c-1 9-4 18-8 26s-9 16-16 22-15 12-25 15c-10 4-21 6-34 6-16 0-31-3-43-8-11-6-21-14-28-24s-13-22-16-35c-3-14-5-28-5-44 0-15 1-27 4-38s5-21 10-29 9-15 15-21 12-10 19-13 14-6 21-8 15-2 23-2c12 0 23 2 32 5s17 8 24 14 12 12 17 20 7 16 9 25l-37 3c-2-12-7-22-14-29s-18-10-32-10c-10 0-19 2-26 5s-12 8-16 15-7 16-9 26-3 22-3 36z">
              <text:p/>
            </draw:path>
            <draw:path draw:style-name="gr20" draw:text-style-name="P2" draw:layer="layout" svg:width="0.17cm" svg:height="0.293cm" svg:x="10.346cm" svg:y="23.998cm" svg:viewBox="0 0 171 294" svg:d="m35 116c4-7 8-13 13-18 4-5 9-10 15-13 5-3 11-6 18-7 7-2 14-2 22-2 14 0 25 1 34 5s16 9 21 16c5 6 8 14 10 24s3 19 3 30v143h-36v-136c0-9 0-17-2-24-1-7-3-13-6-17-3-5-8-8-13-10s-14-4-23-4c-8 0-16 2-23 5s-12 7-17 13c-5 5-9 12-11 20s-4 17-4 27v126h-36v-294h36v76c0 5 0 9-1 14s0 8 0 12 0 6-1 9c0 3 0 4 0 5z">
              <text:p/>
            </draw:path>
            <draw:path draw:style-name="gr20" draw:text-style-name="P2" draw:layer="layout" svg:width="0.038cm" svg:height="0.278cm" svg:x="10.58cm" svg:y="24.013cm" svg:viewBox="0 0 39 279" svg:d="m34 200c-9 0-19 0-29 0-1-66-3-133-5-200 13 0 26 0 39 0-1 67-3 134-5 200zm-34 79c0-13 0-27 0-40 13 0 26 0 38 0 0 13 0 27 0 40-12 0-25 0-38 0z">
              <text:p/>
            </draw:path>
          </draw:g>
          <draw:frame draw:style-name="gr1" draw:text-style-name="P1" draw:layer="layout" svg:width="1.592cm" svg:height="0.308cm" svg:x="9.102cm" svg:y="24.536cm">
            <draw:image xlink:href="Pictures/200000D6000031FA000009A852FF6602.svm" xlink:type="simple" xlink:show="embed" xlink:actuate="onLoad">
              <text:p/>
            </draw:image>
          </draw:frame>
          <draw:frame draw:style-name="gr1" draw:text-style-name="P1" draw:layer="layout" svg:width="0.915cm" svg:height="0.32cm" svg:x="8.176cm" svg:y="24.533cm">
            <draw:image xlink:href="Pictures/200000AC0000108A000005CBA79DA30C.svm" xlink:type="simple" xlink:show="embed" xlink:actuate="onLoad">
              <text:p/>
            </draw:image>
          </draw:frame>
          <draw:path draw:style-name="gr20" draw:text-style-name="P2" draw:layer="layout" svg:width="0.139cm" svg:height="0.171cm" svg:x="8.24cm" svg:y="24.121cm" svg:viewBox="0 0 140 172" svg:d="m140 123c0 7-2 14-4 20-3 6-7 11-13 15s-13 8-22 10c-8 3-18 4-30 4-21 0-37-4-49-11s-19-18-22-32l22-4c1 4 3 8 5 12 2 3 5 6 9 9s9 5 15 6 12 2 21 2c6 0 12 0 18-2 6-1 10-3 14-5 5-2 8-5 10-9s3-8 3-14c0-5-1-9-3-13-3-3-6-6-11-8s-10-4-16-6c-6-1-13-3-21-5-4-1-9-2-14-3s-9-3-13-4-9-4-12-6-7-5-10-9c-3-3-5-6-7-11-1-4-2-9-2-14 0-8 1-15 5-21s7-10 13-14 12-6 20-7 16-3 25-3c11 0 19 1 27 2s13 4 18 8 9 7 12 12 6 10 8 16l-23 4c-1-4-2-7-4-11-2-3-5-5-9-7s-7-4-12-5-10-2-17-2c-8 0-14 1-20 2-5 1-9 3-12 6s-6 5-7 8-2 7-2 10c0 5 1 10 4 13s5 6 10 8c4 2 9 4 15 5s11 3 17 4c6 2 11 3 16 4s10 3 14 4 9 4 13 6 8 5 11 9 5 7 7 11c2 5 3 10 3 16z">
            <text:p/>
          </draw:path>
          <draw:path draw:style-name="gr20" draw:text-style-name="P2" draw:layer="layout" svg:width="0.113cm" svg:height="0.132cm" svg:x="8.401cm" svg:y="24.16cm" svg:viewBox="0 0 114 133" svg:d="m22 71c0 7 1 13 2 19s4 10 7 14 6 7 11 10c4 2 10 3 16 3 9 0 17-2 22-6s10-8 12-14l18 6c-1 3-3 7-5 10s-6 7-10 10-9 5-15 7-13 3-22 3c-19 0-33-6-43-17s-15-28-15-50c0-12 2-23 5-31s7-15 12-20 11-9 18-12c7-2 14-3 22-3 11 0 20 2 27 5s13 9 18 15 7 13 9 21c2 9 3 18 3 27v3zm70-16c-1-14-5-24-10-30s-14-9-25-9c-4 0-7 0-11 1-4 2-8 4-11 7s-6 7-8 12c-3 4-4 11-4 19z">
            <text:p/>
          </draw:path>
          <draw:path draw:style-name="gr20" draw:text-style-name="P2" draw:layer="layout" svg:width="0.02cm" svg:height="0.175cm" svg:x="8.542cm" svg:y="24.114cm" svg:viewBox="0 0 21 176" svg:d="m0 20c0-6 0-13 0-20 7 0 14 0 21 0 0 7 0 14 0 20-7 0-14 0-21 0zm0 156c0-43 0-86 0-128 7 0 14 0 21 0 0 42 0 85 0 128-7 0-14 0-21 0z">
            <text:p/>
          </draw:path>
          <draw:path draw:style-name="gr20" draw:text-style-name="P2" draw:layer="layout" svg:width="0.063cm" svg:height="0.225cm" svg:x="8.662cm" svg:y="24.114cm" svg:viewBox="0 0 64 226" svg:d="m0 113c0-11 1-22 3-32s4-19 7-29 8-18 14-27c5-8 12-17 20-25h20c-7 8-13 17-19 25-5 9-10 18-13 28s-6 18-8 29c-2 10-3 20-3 31s1 22 3 32 4 19 8 29 8 18 13 27c6 8 12 17 19 25h-20c-8-8-15-17-20-25s-10-18-14-27-6-19-7-29-3-21-3-32z">
            <text:p/>
          </draw:path>
          <draw:path draw:style-name="gr20" draw:text-style-name="P2" draw:layer="layout" svg:width="0.104cm" svg:height="0.175cm" svg:x="8.744cm" svg:y="24.114cm" svg:viewBox="0 0 105 176" svg:d="m80 176c-14-20-29-39-43-59-5 5-10 9-16 13 0 15 0 31 0 46-7 0-14 0-21 0 0-59 0-117 0-176 7 0 14 0 21 0 0 37 0 73 0 110 19-21 38-42 57-62 8 0 16 0 25 0-18 18-35 36-52 55 18 24 36 48 54 73-8 0-16 0-25 0z">
            <text:p/>
          </draw:path>
          <draw:path draw:style-name="gr20" draw:text-style-name="P2" draw:layer="layout" svg:width="0.063cm" svg:height="0.225cm" svg:x="8.851cm" svg:y="24.114cm" svg:viewBox="0 0 64 226" svg:d="m64 113c0 11-1 22-2 32s-4 19-8 29c-3 9-8 18-14 27-5 8-12 17-19 25h-21c7-8 14-17 19-25s10-18 14-27 6-19 7-29 3-21 3-32-1-21-3-31-4-20-7-29-8-19-14-28-12-17-19-25h21c7 8 14 17 19 25 6 9 11 18 14 27s6 19 8 29c1 10 2 21 2 32z">
            <text:p/>
          </draw:path>
          <draw:path draw:style-name="gr20" draw:text-style-name="P2" draw:layer="layout" svg:width="0.113cm" svg:height="0.132cm" svg:x="8.94cm" svg:y="24.16cm" svg:viewBox="0 0 114 133" svg:d="m22 71c0 7 1 13 2 19s4 10 7 14 6 7 11 10c4 2 10 3 16 3 9 0 17-2 22-6s10-8 12-14l18 6c-1 3-3 7-5 10s-6 7-10 10-9 5-15 7-13 3-22 3c-19 0-33-6-43-17s-15-28-15-50c0-12 2-23 5-31s7-15 12-20 11-9 18-12c7-2 14-3 22-3 11 0 20 2 27 5s13 9 18 15 7 13 9 21c2 9 3 18 3 27v3zm70-16c-1-14-5-24-10-30s-14-9-25-9c-4 0-7 0-11 1-4 2-8 4-11 7s-6 7-8 12c-3 4-4 11-4 19z">
            <text:p/>
          </draw:path>
          <draw:path draw:style-name="gr20" draw:text-style-name="P2" draw:layer="layout" svg:width="0.02cm" svg:height="0.175cm" svg:x="9.081cm" svg:y="24.114cm" svg:viewBox="0 0 21 176" svg:d="m0 20c0-6 0-13 0-20 7 0 14 0 21 0 0 7 0 14 0 20-7 0-14 0-21 0zm0 156c0-43 0-86 0-128 7 0 14 0 21 0 0 42 0 85 0 128-7 0-14 0-21 0z">
            <text:p/>
          </draw:path>
          <draw:path draw:style-name="gr20" draw:text-style-name="P2" draw:layer="layout" svg:width="0.102cm" svg:height="0.13cm" svg:x="9.135cm" svg:y="24.16cm" svg:viewBox="0 0 103 131" svg:d="m82 131v-82c0-6-1-11-2-15-1-5-2-8-4-11s-5-4-8-5-8-1-13-1-9 0-13 2-8 4-11 8-5 7-7 12-2 11-2 17v75h-21v-101c0-3 0-6 0-9s0-5-1-8 0-5 0-7 0-3 0-4h20c0 1 0 2 0 4 0 1 1 3 1 6 0 2 0 4 0 6s0 5 0 6v0c2-3 5-7 7-10 3-3 6-5 9-7 3-3 7-4 11-5s9-2 14-2c8 0 14 1 19 3 5 1 9 4 12 8s6 8 8 14c1 5 2 12 2 20v86z">
            <text:p/>
          </draw:path>
          <draw:polygon draw:style-name="gr21" draw:text-style-name="P1" draw:layer="layout" svg:width="1.302cm" svg:height="0.861cm" svg:x="8.791cm" svg:y="21.922cm" svg:viewBox="0 0 1303 862" draw:points="159,305 156,258 146,172 192,92 259,55 309,65 366,62 414,75 432,54 482,41 555,27 597,25 634,15 686,15 734,21 741,0 806,27 843,59 876,46 951,18 1005,17 1025,33 1048,33 1080,62 1088,98 1111,144 1124,197 1130,218 1117,244 1143,256 1191,267 1234,296 1262,329 1282,364 1292,394 1303,403 1295,442 1278,478 1246,516 1235,553 1229,572 1211,602 1196,635 1174,655 1153,674 1127,692 1098,702 1055,711 1021,734 1000,742 953,750 927,755 914,777 890,806 866,824 846,838 816,847 799,855 759,852 741,855 711,850 697,859 665,862 614,857 572,859 537,849 498,845 458,827 424,801 408,788 380,794 343,789 327,793 290,790 250,781 193,772 162,770 130,759 115,749 95,731 82,708 65,700 55,694 49,673 48,645 27,624 5,602 0,569 1,533 8,495 18,460 34,432 53,405 73,384 84,381 110,361 133,339 162,327 166,316">
            <text:p/>
          </draw:polygon>
          <draw:polygon draw:style-name="gr22" draw:text-style-name="P1" draw:layer="layout" svg:width="2.025cm" svg:height="1.104cm" svg:x="8.479cm" svg:y="22.571cm" svg:viewBox="0 0 2026 1105" draw:points="0,478 29,443 81,415 118,426 164,415 199,386 239,322 268,273 299,227 354,173 403,150 446,132 501,115 619,132 679,132 745,147 815,193 904,193 1019,196 1102,181 1172,170 1206,95 1264,86 1353,52 1413,26 1479,0 1528,11 1583,58 1626,75 1667,124 1704,178 1736,216 1767,216 1799,202 1862,213 1917,265 1954,311 1975,380 1992,466 2003,533 2026,596 2024,642 1992,665 1946,682 1900,697 1859,677 1848,636 1819,633 1790,607 1767,584 1718,550 1693,507 1649,449 1658,397 1595,343 1580,325 1577,363 1597,443 1632,504 1644,538 1672,616 1681,677 1718,639 1776,677 1788,725 1790,795 1767,843 1733,878 1678,918 1655,964 1592,987 1485,1051 1396,1088 1327,1065 1249,930 1258,841 1157,869 1108,878 1016,887 921,866 846,861 832,950 797,1022 740,1059 708,1102 633,1105 553,1071 455,1025 360,967 317,907 271,835 250,792 187,832 161,832 129,818 129,751 112,771 78,783 32,737 43,659 55,587 46,527">
            <text:p/>
          </draw:polygon>
          <draw:polygon draw:style-name="gr23" draw:text-style-name="P1" draw:layer="layout" svg:width="1.319cm" svg:height="0.884cm" svg:x="8.845cm" svg:y="21.362cm" svg:viewBox="0 0 1320 885" draw:points="752,0 758,6 758,11 752,17 747,17 735,28 747,45 758,56 769,56 808,95 808,100 836,128 852,139 864,139 875,150 875,156 858,178 847,200 841,206 836,206 836,211 841,217 830,228 825,228 819,234 819,250 825,273 830,273 841,261 841,256 852,245 858,245 864,250 869,250 875,239 875,234 880,228 886,234 886,239 880,245 880,261 886,256 897,239 903,228 903,217 891,217 891,223 886,228 880,223 880,217 886,211 886,195 880,189 880,178 891,167 897,167 908,156 908,150 919,128 931,117 942,111 958,106 992,72 997,72 1003,78 992,89 992,100 1014,83 1031,67 1070,50 1081,50 1087,56 1109,61 1114,61 1120,67 1131,95 1148,122 1148,128 1137,139 1126,128 1120,134 1120,156 1126,178 1131,172 1142,184 1142,195 1137,200 1131,195 1120,206 1120,217 1126,234 1137,250 1159,250 1209,234 1220,228 1226,223 1265,223 1270,217 1281,217 1298,223 1304,228 1293,239 1298,239 1309,245 1320,256 1320,261 1315,267 1265,301 1192,362 1192,367 1187,373 1181,373 1176,378 1176,390 1165,412 1159,417 1159,428 1176,412 1181,412 1187,417 1159,445 1142,456 1131,456 1120,462 1098,534 1087,557 1087,568 1092,562 1092,557 1098,545 1109,529 1114,523 1120,523 1126,529 1131,523 1131,518 1137,506 1148,495 1159,506 1148,529 1137,540 1131,551 1126,568 1126,596 1120,601 1114,596 1114,551 1092,573 1092,579 1087,607 1081,623 1081,634 1092,646 1087,651 1081,651 1070,640 1059,634 1048,640 1048,646 1053,651 1070,657 1075,662 1081,673 1081,729 1087,751 1087,768 1075,779 1064,796 1059,807 1059,813 1009,863 1009,879 1003,885 997,885 992,879 992,874 1003,852 1031,818 1042,801 1059,762 1059,723 1025,657 1014,640 1014,634 1020,623 1025,618 1031,618 1031,612 1025,612 1020,618 992,590 981,584 975,584 981,590 975,596 964,584 947,579 942,584 936,584 931,579 925,579 919,584 880,584 864,590 852,596 830,618 825,618 813,607 780,623 774,629 774,634 769,646 758,657 741,657 735,651 735,634 747,623 758,623 774,607 758,590 735,579 730,579 730,590 724,596 719,596 713,590 713,584 702,579 669,579 663,584 652,590 641,590 635,584 635,579 630,584 541,601 529,590 529,584 490,584 424,601 424,607 429,612 424,618 407,618 401,612 385,612 385,618 463,651 474,662 468,668 457,673 435,673 407,657 401,651 401,646 390,657 385,657 373,646 318,623 301,623 295,629 290,629 279,618 256,618 245,623 228,640 217,629 217,623 223,618 223,612 217,612 206,618 206,623 201,629 195,623 195,618 184,623 184,629 178,634 173,634 134,673 134,679 139,685 128,696 123,696 117,712 117,751 123,757 123,774 117,779 117,796 123,801 139,835 139,840 123,857 112,857 100,846 89,757 89,696 112,651 139,623 145,623 156,618 178,596 189,590 217,590 217,568 212,562 212,551 217,545 217,534 212,506 178,428 156,395 150,395 145,401 117,373 117,367 95,345 61,317 39,306 22,306 17,301 17,289 11,284 6,284 0,278 0,267 6,261 145,245 156,256 184,261 212,261 217,267 217,278 228,278 234,273 240,273 245,278 262,278 267,273 262,273 251,261 234,239 234,228 245,217 245,206 240,195 234,195 228,189 228,184 240,172 217,150 223,145 234,150 240,156 245,150 245,117 251,111 256,100 256,95 267,83 279,78 284,78 306,83 312,89 346,89 379,83 385,78 390,78 396,83 379,100 373,100 379,106 474,150 479,156 474,161 474,167 479,172 485,172 496,184 496,189 485,200 479,200 479,211 507,273 518,284 529,273 546,223 552,217 568,217 574,223 585,223 585,217 574,217 568,211 557,195 535,167 546,156 557,156 580,134 580,111 574,95 568,89 568,78 580,67 591,67 596,72 591,78 585,78 585,100 591,117 596,117 630,83 630,78 641,67 646,67 652,61 652,45 646,33 652,22 658,17 663,22 669,22 680,11 685,17 685,22 691,22 702,11 713,11 724,22 730,22">
            <text:p/>
          </draw:polygon>
          <draw:polygon draw:style-name="gr23" draw:text-style-name="P1" draw:layer="layout" svg:width="0.005cm" svg:height="0.005cm" svg:x="9.079cm" svg:y="21.958cm" svg:viewBox="0 0 6 6" draw:points="0,0 6,6 0,6">
            <text:p/>
          </draw:polygon>
          <draw:polygon draw:style-name="gr23" draw:text-style-name="P1" draw:layer="layout" svg:width="0.278cm" svg:height="0.238cm" svg:x="9.547cm" svg:y="22.03cm" svg:viewBox="0 0 279 239" draw:points="156,0 173,6 212,45 223,61 234,84 267,189 273,200 279,217 273,223 267,223 262,217 262,211 256,195 251,195 256,217 267,228 262,234 245,239 145,228 139,223 145,217 139,217 134,223 128,223 67,195 61,189 56,178 45,167 39,167 33,161 33,156 22,150 17,156 6,145 0,128 0,100 11,89 84,39 123,11 134,6 145,6 150,11 145,17 156,22 178,22 173,17 162,17 150,6">
            <text:p/>
          </draw:polygon>
          <draw:polygon draw:style-name="gr23" draw:text-style-name="P1" draw:layer="layout" svg:width="0.328cm" svg:height="0.212cm" svg:x="8.985cm" svg:y="22.057cm" svg:viewBox="0 0 329 213" draw:points="189,0 201,0 206,6 206,12 201,18 206,18 217,6 240,6 306,35 312,41 306,47 306,65 312,65 318,71 318,83 323,100 329,106 329,118 323,136 306,154 301,148 306,142 306,136 290,154 284,154 279,159 279,165 273,171 245,171 223,195 206,201 195,189 189,189 184,195 151,207 123,207 117,201 117,189 112,189 106,195 67,195 61,189 50,189 34,195 22,207 11,213 0,201 0,183 11,171 28,171 50,154 89,112 89,106 95,100 100,100 123,77 123,71 134,53 162,24 167,24 173,18 173,12 178,6">
            <text:p/>
          </draw:polygon>
          <draw:polygon draw:style-name="gr23" draw:text-style-name="P1" draw:layer="layout" svg:width="0.021cm" svg:height="0.027cm" svg:x="9.302cm" svg:y="22.086cm" svg:viewBox="0 0 22 28" draw:points="6,0 11,0 17,6 22,17 22,22 17,28 6,17 0,6">
            <text:p/>
          </draw:polygon>
          <draw:polygon draw:style-name="gr23" draw:text-style-name="P1" draw:layer="layout" svg:width="0.021cm" svg:height="0.044cm" svg:x="9.313cm" svg:y="22.113cm" svg:viewBox="0 0 22 45" draw:points="6,0 11,0 17,6 22,17 22,33 11,45 6,45 0,39 6,33 6,11 0,6">
            <text:p/>
          </draw:polygon>
          <draw:polygon draw:style-name="gr23" draw:text-style-name="P1" draw:layer="layout" svg:width="0.005cm" svg:height="0.005cm" svg:x="9.765cm" svg:y="22.119cm" svg:viewBox="0 0 6 6" draw:points="0,0 6,0 6,6">
            <text:p/>
          </draw:polygon>
          <draw:polygon draw:style-name="gr23" draw:text-style-name="P1" draw:layer="layout" svg:width="2.306cm" svg:height="1.802cm" svg:x="8.266cm" svg:y="22.163cm" svg:viewBox="0 0 2307 1803" draw:points="1688,0 1710,0 1716,6 1727,11 1738,11 1794,67 1833,128 1833,173 1811,223 1788,256 1777,284 1772,317 1761,328 1755,328 1749,334 1744,345 1733,379 1738,384 1761,401 1783,412 1788,412 1805,423 1811,429 1811,440 1833,462 1833,456 1828,451 1839,440 1850,445 1894,501 1956,573 1956,579 1950,584 1928,584 1922,579 1906,545 1872,512 1861,506 1855,506 1850,501 1839,484 1839,479 1828,468 1805,451 1733,417 1566,479 1543,501 1499,512 1476,512 1476,518 1482,523 1476,529 1471,523 1460,523 1460,534 1449,545 1443,545 1437,551 1437,557 1432,562 1421,562 1426,568 1398,596 1387,601 1365,601 1348,607 1343,612 1320,612 1304,607 1293,607 1276,612 1265,612 1259,607 1254,607 1243,618 1231,623 1226,623 1215,612 1153,612 1148,618 1014,596 981,579 947,551 947,545 892,540 864,540 858,545 875,545 880,551 880,557 875,562 758,557 708,545 702,540 663,540 646,545 646,557 641,562 607,573 579,601 574,612 579,618 568,629 563,623 557,623 518,662 490,696 457,746 440,785 429,829 424,835 418,835 412,829 412,818 418,813 418,801 385,818 373,829 362,835 306,835 295,840 295,846 284,857 279,851 279,846 267,851 256,863 256,868 262,896 267,907 279,907 284,913 284,924 295,924 295,918 306,902 318,890 340,890 346,896 346,924 340,929 334,929 329,924 318,924 312,929 306,940 279,1063 279,1113 290,1124 301,1141 295,1146 295,1152 301,1163 312,1174 329,1174 340,1169 351,1158 362,1057 368,1035 373,1029 379,1029 385,1035 385,1041 379,1046 379,1052 390,1063 396,1091 396,1096 390,1102 385,1119 379,1163 379,1185 385,1197 396,1208 412,1208 463,1185 468,1174 468,1169 463,1163 457,1152 463,1135 485,1113 501,1085 501,1080 546,1041 591,1029 602,1018 591,1007 596,1002 602,1002 596,996 613,974 663,929 669,929 674,924 691,863 691,835 685,829 685,818 747,740 752,740 758,735 758,729 763,723 841,668 886,646 919,634 947,640 958,646 964,651 970,662 970,668 964,673 953,673 947,668 931,668 931,673 936,679 936,690 931,696 925,696 919,690 919,679 892,679 864,690 864,696 847,712 830,718 775,762 769,762 763,768 758,779 763,785 763,801 758,807 758,829 763,885 769,890 919,935 925,940 925,952 931,952 942,940 992,924 1042,924 1098,940 1131,974 1131,991 1137,996 1148,996 1170,1018 1170,1080 1165,1108 1159,1113 1159,1119 1181,1141 1187,1152 1187,1158 1204,1213 1215,1235 1220,1241 1220,1247 1215,1252 1209,1252 1209,1263 1281,1263 1287,1258 1298,1258 1304,1263 1304,1269 1309,1269 1326,1252 1332,1241 1337,1208 1371,1119 1387,1102 1393,1102 1398,1096 1398,1080 1404,1063 1421,1041 1437,1024 1443,1024 1449,1018 1449,1013 1476,985 1538,935 1560,924 1605,924 1610,929 1610,952 1605,957 1599,957 1593,952 1593,935 1577,935 1555,940 1521,968 1521,974 1538,974 1543,968 1577,968 1588,974 1593,979 1593,985 1599,991 1605,991 1610,985 1610,979 1616,974 1621,974 1649,946 1655,946 1660,940 1660,935 1666,929 1688,913 1716,890 1727,885 1738,885 1761,890 1822,896 1839,902 1850,907 1861,918 1861,907 1855,902 1794,773 1794,757 1800,751 1811,751 1822,762 1828,779 1833,807 1850,857 1872,902 1883,913 1894,918 1906,918 1889,896 1872,879 1867,868 1861,846 1861,813 1867,807 1867,790 1839,762 1822,751 1816,751 1788,723 1788,712 1783,707 1777,707 1772,712 1744,712 1738,707 1744,701 1761,701 1761,690 1727,679 1683,657 1666,640 1621,607 1616,607 1593,584 1593,562 1599,557 1605,562 1627,573 1638,573 1666,596 1677,607 1694,618 1705,623 1749,657 1755,657 1761,662 1761,668 1772,679 1788,679 1833,723 1833,729 1850,746 1872,757 1878,757 1889,768 1883,773 1878,773 1872,768 1867,768 1872,773 1883,773 1894,785 1894,796 1889,801 1889,807 1894,807 1900,813 1906,829 1906,835 1900,840 1900,885 1911,907 1917,913 1917,907 1911,902 1911,890 1917,885 1922,885 1933,896 1939,913 1939,924 1950,935 1956,935 1967,946 1972,963 1972,968 1978,968 1984,963 2000,963 2011,968 2023,979 2023,991 2034,1002 2056,1018 2062,1018 2062,1002 2039,968 2011,935 2000,935 1995,929 1995,913 2000,907 2011,902 2017,896 2011,896 1995,890 1978,879 1939,840 1939,835 1945,829 1950,829 1956,835 1956,840 1961,840 1961,835 1956,829 1950,818 1950,813 1961,801 1967,801 1978,813 1984,829 1984,840 2000,857 2011,863 2028,868 2045,868 2056,857 2067,824 2073,813 2078,807 2084,807 2089,813 2089,785 2078,729 2078,723 2089,712 2100,712 2112,723 2123,796 2123,813 2117,835 2112,846 2100,863 2073,890 2050,890 2039,902 2039,907 2056,940 2067,952 2073,946 2089,946 2095,952 2095,1002 2100,1035 2117,1063 2128,1074 2145,1080 2151,1080 2156,1074 2212,1052 2229,1035 2245,1007 2245,974 2206,840 2179,735 2173,723 2112,634 2100,623 2089,618 2056,612 2034,612 2028,618 2017,612 2011,607 1989,607 1989,612 2000,612 2006,618 1995,629 1967,629 1961,623 1956,612 1956,607 1961,601 1978,601 1995,596 2000,590 2056,590 2084,596 2100,601 2123,618 2128,623 2128,629 2134,634 2140,634 2145,640 2156,657 2162,668 2162,673 2173,684 2179,684 2190,696 2218,762 2245,902 2262,935 2268,940 2268,946 2262,952 2262,957 2279,991 2290,1024 2296,1035 2307,1046 2307,1057 2301,1063 2296,1063 2284,1052 2284,1041 2279,1018 2273,1013 2273,1018 2268,1029 2245,1063 2240,1068 2190,1091 2140,1108 2134,1108 2128,1102 2106,1102 2100,1108 2084,1108 2073,1096 2078,1091 2100,1091 2100,1085 2084,1085 2067,1068 2067,1052 2062,1046 2056,1046 2045,1041 2006,1013 1967,974 1961,974 1956,979 1945,968 1933,952 1933,940 1928,935 1917,929 1883,929 1894,940 1917,985 1917,1024 1928,1024 1933,1018 1939,1018 1945,1024 1978,1024 1989,1029 2028,1068 2034,1080 2045,1119 2045,1135 2039,1141 2039,1169 2050,1180 2045,1191 2011,1224 2011,1235 2006,1247 2000,1252 1995,1252 1989,1263 1989,1269 1984,1274 1950,1297 1939,1302 1933,1302 1933,1308 1939,1324 1945,1330 1950,1324 1978,1313 1984,1319 1984,1324 1972,1336 1967,1330 1917,1358 1911,1375 1922,1386 1911,1397 1894,1397 1889,1402 1889,1413 1900,1413 1911,1408 1922,1397 1956,1386 1967,1386 1972,1391 1972,1402 1967,1408 1961,1402 1961,1419 1956,1425 1950,1425 1945,1430 1945,1447 1939,1452 1933,1452 1928,1447 1928,1441 1933,1436 1928,1430 1911,1430 1917,1436 1906,1452 1900,1458 1889,1464 1872,1469 1828,1469 1828,1475 1833,1480 1828,1486 1811,1497 1805,1491 1805,1486 1761,1486 1761,1497 1755,1502 1727,1502 1722,1497 1716,1497 1694,1502 1688,1508 1688,1514 1683,1519 1677,1519 1671,1514 1593,1536 1593,1547 1582,1558 1571,1558 1571,1569 1582,1575 1593,1575 1605,1569 1610,1564 1627,1564 1638,1575 1638,1569 1644,1564 1655,1564 1660,1569 1666,1569 1671,1564 1683,1558 1688,1558 1699,1569 1694,1575 1710,1575 1710,1569 1705,1564 1705,1558 1722,1541 1738,1541 1744,1547 1744,1541 1738,1536 1733,1536 1727,1541 1716,1541 1705,1530 1705,1525 1710,1519 1716,1525 1727,1525 1738,1514 1755,1508 1761,1508 1766,1514 1766,1525 1755,1536 1755,1541 1761,1536 1772,1536 1777,1541 1783,1541 1783,1530 1788,1525 1794,1525 1800,1530 1828,1530 1833,1525 1850,1519 1861,1519 1867,1525 1861,1530 1805,1547 1800,1553 1794,1564 1794,1569 1788,1575 1772,1569 1749,1569 1727,1575 1722,1591 1727,1603 1794,1591 1800,1586 1800,1575 1805,1569 1822,1569 1828,1575 1861,1575 1867,1569 1872,1569 1878,1575 1878,1569 1883,1564 1889,1569 1911,1569 1922,1558 1933,1553 1939,1558 1939,1553 1945,1547 1950,1553 1956,1553 1972,1541 2006,1530 2011,1530 2017,1536 2050,1536 2106,1519 2128,1497 2134,1497 2145,1508 2156,1508 2190,1497 2195,1491 2212,1491 2218,1497 2206,1508 2190,1508 2167,1514 2167,1519 2179,1553 2195,1569 2201,1569 2212,1580 2218,1597 2206,1608 2179,1603 2173,1597 2173,1591 2179,1586 2190,1586 2190,1580 2184,1575 2184,1580 2179,1586 2173,1586 2167,1580 2167,1569 2151,1553 2140,1553 2134,1558 2123,1564 2117,1558 2117,1553 2123,1547 2128,1547 2128,1541 2078,1541 2067,1547 2067,1558 2073,1564 2089,1564 2100,1558 2106,1553 2112,1553 2117,1558 2117,1564 2112,1580 2106,1586 2095,1586 2089,1580 2045,1591 2039,1597 2039,1603 2034,1608 1995,1608 1972,1614 1972,1619 1978,1619 1989,1631 1984,1636 1972,1636 1967,1631 1961,1631 1956,1636 1939,1642 1928,1642 1922,1636 1906,1636 1900,1642 1906,1647 1894,1658 1883,1647 1883,1642 1844,1653 1839,1658 1839,1664 1872,1675 1883,1675 1889,1669 1894,1669 1900,1675 1906,1669 1906,1664 1900,1658 1906,1653 1911,1653 1922,1664 1950,1664 1956,1658 1956,1653 1961,1647 1972,1653 1978,1658 1978,1664 2000,1664 2000,1658 2006,1653 2011,1653 2017,1658 2006,1669 2011,1669 2017,1664 2017,1658 2023,1653 2028,1658 2039,1653 2039,1647 2034,1653 2028,1647 2023,1636 2011,1625 2011,1619 2017,1614 2023,1614 2034,1619 2039,1625 2078,1631 2095,1631 2100,1625 2117,1625 2123,1631 2134,1647 2134,1653 2123,1664 2100,1664 2084,1669 2078,1675 2084,1681 2084,1692 2078,1703 2062,1720 2023,1708 2011,1697 2000,1697 1989,1703 1989,1714 1995,1725 2006,1736 2006,1747 2000,1753 2067,1775 2073,1781 2073,1786 2078,1781 2084,1786 2084,1797 2078,1803 2006,1803 1989,1797 1984,1792 1984,1797 1978,1803 1972,1797 1967,1797 1961,1803 1956,1797 1961,1792 1945,1792 1945,1797 1939,1803 1460,1803 1415,1781 1410,1781 1410,1786 1415,1792 1421,1786 1426,1792 1426,1797 1421,1803 6,1803 0,1797 0,1591 6,1586 22,1586 33,1597 22,1608 17,1603 22,1597 17,1597 17,1619 22,1625 28,1625 33,1619 95,1619 100,1625 100,1631 95,1636 89,1631 84,1636 95,1642 106,1642 106,1636 100,1631 106,1625 117,1625 123,1631 123,1636 156,1625 167,1614 167,1608 173,1603 178,1608 184,1619 184,1625 189,1619 206,1619 212,1625 206,1631 195,1631 195,1636 201,1642 201,1636 206,1631 217,1642 217,1647 212,1653 206,1653 206,1664 217,1681 223,1681 223,1675 228,1669 240,1681 256,1681 256,1675 262,1669 267,1675 273,1675 273,1669 279,1664 284,1669 284,1675 295,1681 334,1681 340,1675 351,1675 357,1681 379,1686 385,1681 390,1681 396,1686 390,1692 373,1703 362,1703 351,1692 340,1703 340,1708 346,1703 351,1708 346,1714 346,1720 351,1720 373,1714 390,1703 385,1697 390,1692 396,1697 401,1697 401,1675 346,1675 318,1658 312,1653 312,1636 323,1625 334,1619 373,1608 435,1597 440,1603 540,1603 546,1591 540,1586 540,1580 552,1569 557,1569 563,1564 552,1553 529,1553 518,1541 518,1536 513,1519 501,1508 490,1502 479,1502 446,1464 435,1447 435,1436 446,1425 451,1430 463,1425 474,1413 479,1402 479,1397 468,1386 463,1386 440,1375 435,1369 446,1352 451,1341 457,1336 485,1324 507,1286 501,1274 490,1263 485,1247 485,1235 474,1224 468,1224 446,1235 440,1241 440,1247 435,1252 424,1252 418,1247 418,1252 412,1258 396,1269 390,1269 379,1263 301,1202 290,1197 273,1197 262,1185 262,1180 256,1163 251,1158 251,1102 256,1096 256,1091 251,1085 251,1035 279,963 279,946 273,940 262,940 256,935 256,929 251,924 234,924 201,890 195,879 228,846 234,846 267,824 279,813 290,807 329,796 357,796 362,801 373,796 390,785 429,746 440,729 440,718 446,712 451,712 463,690 463,679 490,646 529,607 579,568 652,523 674,518 691,518 685,512 663,506 658,506 619,468 619,462 596,440 591,440 568,417 568,406 574,401 574,395 568,379 529,340 524,328 518,301 524,256 535,206 540,189 563,167 568,156 568,150 596,122 663,72 685,61 702,78 702,84 691,95 685,95 680,89 674,89 663,95 658,100 658,106 652,111 635,111 630,117 630,122 619,134 613,134 579,167 568,184 552,223 563,234 557,239 546,239 546,245 557,256 557,262 552,267 546,278 546,295 557,334 568,362 602,395 613,395 619,401 613,406 607,406 607,417 619,434 641,456 646,456 658,468 652,473 669,490 713,506 736,506 730,501 663,479 658,473 663,468 674,468 747,501 769,518 797,523 919,523 875,479 864,479 858,473 858,468 853,462 847,462 836,451 836,445 830,434 797,401 791,390 791,373 758,340 752,340 747,334 747,301 724,278 724,273 736,256 747,245 752,245 763,256 775,256 780,262 786,278 786,284 780,289 780,328 791,345 802,356 808,356 814,362 814,373 819,384 830,401 858,429 869,434 875,434 880,440 886,451 908,473 1031,551 1070,579 1098,579 1103,573 1131,573 1137,579 1165,584 1187,584 1192,579 1198,579 1204,584 1220,579 1226,573 1231,573 1237,579 1248,579 1254,573 1259,573 1265,579 1276,579 1315,568 1343,557 1371,529 1376,506 1382,495 1476,379 1499,345 1521,323 1532,323 1538,317 1549,301 1549,295 1555,289 1560,289 1571,278 1582,262 1588,250 1588,211 1582,206 1582,195 1588,178 1593,173 1605,184 1627,223 1627,234 1632,234 1632,211 1627,206 1621,195 1621,189 1599,167 1599,161 1593,161 1588,167 1577,184 1571,195 1566,200 1543,217 1532,217 1521,206 1521,200 1527,195 1532,195 1549,178 1577,134 1577,128 1588,117 1599,117 1621,134 1632,145 1632,150 1644,173 1655,184 1660,195 1660,223 1649,239 1644,250 1644,256 1632,267 1621,256 1621,250 1599,262 1571,306 1571,312 1577,312 1588,301 1593,306 1593,317 1577,334 1566,334 1560,340 1527,401 1488,468 1488,479 1493,479 1571,456 1627,429 1677,395 1683,390 1727,323 1744,289 1744,267 1749,250 1788,195 1800,184 1805,167 1800,167 1788,156 1788,145 1777,106 1766,84 1761,78 1716,45 1710,45 1683,17 1683,6">
            <text:p/>
          </draw:polygon>
          <draw:polygon draw:style-name="gr23" draw:text-style-name="P1" draw:layer="layout" svg:width="0.005cm" svg:height="0.005cm" svg:x="9.976cm" svg:y="22.18cm" svg:viewBox="0 0 6 6" draw:points="0,0 6,0 6,6">
            <text:p/>
          </draw:polygon>
          <draw:polygon draw:style-name="gr23" draw:text-style-name="P1" draw:layer="layout" svg:width="0.01cm" svg:height="0.01cm" svg:x="9.647cm" svg:y="22.186cm" svg:viewBox="0 0 11 11" draw:points="6,0 11,0 11,11 6,11 0,6">
            <text:p/>
          </draw:polygon>
          <draw:polygon draw:style-name="gr23" draw:text-style-name="P1" draw:layer="layout" svg:width="0.005cm" svg:height="0.005cm" svg:x="9.659cm" svg:y="22.214cm" svg:viewBox="0 0 6 6" draw:points="6,0 6,6 0,0">
            <text:p/>
          </draw:polygon>
          <draw:polygon draw:style-name="gr23" draw:text-style-name="P1" draw:layer="layout" svg:width="0.016cm" svg:height="0.01cm" svg:x="9.753cm" svg:y="22.214cm" svg:viewBox="0 0 17 11" draw:points="6,0 11,0 17,6 11,11 6,11 0,6">
            <text:p/>
          </draw:polygon>
          <draw:polygon draw:style-name="gr23" draw:text-style-name="P1" draw:layer="layout" svg:width="0.005cm" svg:height="0.005cm" svg:x="9.72cm" svg:y="22.23cm" svg:viewBox="0 0 6 6" draw:points="0,0 6,0 6,6">
            <text:p/>
          </draw:polygon>
          <draw:polygon draw:style-name="gr23" draw:text-style-name="P1" draw:layer="layout" svg:width="0.005cm" svg:height="0.005cm" svg:x="10.043cm" svg:y="22.23cm" svg:viewBox="0 0 6 6" draw:points="0,0 6,0 6,6">
            <text:p/>
          </draw:polygon>
          <draw:polygon draw:style-name="gr23" draw:text-style-name="P1" draw:layer="layout" svg:width="0.005cm" svg:height="0.005cm" svg:x="10.054cm" svg:y="22.241cm" svg:viewBox="0 0 6 6" draw:points="0,0 6,6 0,6">
            <text:p/>
          </draw:polygon>
          <draw:polygon draw:style-name="gr23" draw:text-style-name="P1" draw:layer="layout" svg:width="0.016cm" svg:height="0.016cm" svg:x="8.934cm" svg:y="22.258cm" svg:viewBox="0 0 17 17" draw:points="6,0 11,0 17,6 6,17 0,11 0,6">
            <text:p/>
          </draw:polygon>
          <draw:polygon draw:style-name="gr23" draw:text-style-name="P1" draw:layer="layout" svg:width="0.016cm" svg:height="0.016cm" svg:x="9.831cm" svg:y="22.308cm" svg:viewBox="0 0 17 17" draw:points="11,0 17,6 6,17 0,17 6,6">
            <text:p/>
          </draw:polygon>
          <draw:polygon draw:style-name="gr23" draw:text-style-name="P1" draw:layer="layout" svg:width="0.127cm" svg:height="0.116cm" svg:x="8.94cm" svg:y="22.353cm" svg:viewBox="0 0 128 117" draw:points="61,0 95,0 100,6 111,11 117,11 123,17 128,28 117,56 111,61 100,61 78,39 72,39 56,50 28,78 28,111 22,117 11,117 6,111 0,95 0,72 11,61 22,45 28,33 28,28 50,6">
            <text:p/>
          </draw:polygon>
          <draw:polygon draw:style-name="gr23" draw:text-style-name="P1" draw:layer="layout" svg:width="0.005cm" svg:height="0.01cm" svg:x="9.04cm" svg:y="22.375cm" svg:viewBox="0 0 6 11" draw:points="0,0 6,0 6,11 0,6">
            <text:p/>
          </draw:polygon>
          <draw:polygon draw:style-name="gr23" draw:text-style-name="P1" draw:layer="layout" svg:width="0.59cm" svg:height="0.121cm" svg:x="9.224cm" svg:y="22.798cm" svg:viewBox="0 0 591 122" draw:points="295,0 340,0 451,11 552,45 557,50 557,56 552,61 563,72 574,72 579,78 591,100 591,111 585,117 579,117 563,100 568,95 462,50 323,33 284,33 234,45 223,56 212,56 206,50 173,50 100,78 84,95 73,100 67,95 67,100 50,117 39,122 11,122 0,111 0,106 17,89 45,72 184,22">
            <text:p/>
          </draw:polygon>
          <draw:polygon draw:style-name="gr23" draw:text-style-name="P1" draw:layer="layout" svg:width="0.021cm" svg:height="0.01cm" svg:x="9.976cm" svg:y="22.859cm" svg:viewBox="0 0 22 11" draw:points="6,0 17,0 22,6 17,11 6,11 0,6">
            <text:p/>
          </draw:polygon>
          <draw:polygon draw:style-name="gr23" draw:text-style-name="P1" draw:layer="layout" svg:width="0.01cm" svg:height="0.01cm" svg:x="10.043cm" svg:y="22.876cm" svg:viewBox="0 0 11 11" draw:points="6,0 11,6 6,11 0,6">
            <text:p/>
          </draw:polygon>
          <draw:polygon draw:style-name="gr23" draw:text-style-name="P1" draw:layer="layout" svg:width="0.021cm" svg:height="0.099cm" svg:x="8.996cm" svg:y="22.954cm" svg:viewBox="0 0 22 100" draw:points="17,0 22,11 17,17 17,89 22,95 17,100 11,100 11,78 6,61 0,56 0,28 6,6">
            <text:p/>
          </draw:polygon>
          <draw:polygon draw:style-name="gr24" draw:text-style-name="P1" draw:layer="layout" svg:width="0.618cm" svg:height="0.55cm" svg:x="8.773cm" svg:y="23.082cm" svg:viewBox="0 0 619 551" draw:points="262,0 284,6 290,11 290,17 295,22 301,22 306,17 312,17 329,22 340,33 362,45 379,50 390,56 429,95 435,106 435,122 451,139 457,139 468,128 479,111 479,100 451,72 457,67 463,67 468,61 468,45 474,39 513,39 518,45 552,56 568,56 607,95 619,111 619,145 613,150 568,284 568,295 546,295 529,290 524,284 518,284 507,295 513,306 518,312 552,312 557,317 552,323 535,401 535,423 529,429 524,423 496,423 485,434 496,445 513,445 513,451 507,456 507,462 513,468 490,468 485,462 479,468 479,473 485,479 490,490 474,490 457,495 446,501 440,506 440,512 435,518 418,523 412,523 407,529 396,545 396,551 373,551 245,473 134,406 106,379 106,373 100,367 95,367 89,373 95,390 100,395 106,395 111,401 111,412 106,412 106,401 100,395 95,401 89,412 95,417 106,423 128,423 134,434 134,445 117,445 106,440 89,417 89,412 78,401 72,401 56,384 56,379 45,367 33,367 22,356 17,345 11,340 6,340 6,323 11,317 17,317 28,312 33,306 39,306 50,317 56,312 56,306 33,284 33,267 28,262 6,256 0,250 0,239 6,217 11,223 17,217 22,195 22,189 28,184 39,184 39,189 45,195 56,184 56,173 61,167 78,161 78,189 100,290 117,306 128,306 134,301 128,284 117,273 117,267 123,262 128,267 128,273 134,278 139,278 145,273 145,262 139,250 123,195 123,189 128,184 128,156 123,139 117,134 117,117 128,95 134,100 139,95 139,72 145,56 173,22 184,17 189,17 189,22 178,33 173,33 167,39 178,50 184,50 195,45 217,22 217,17 228,6 228,11 234,17 240,17 251,6">
            <text:p/>
          </draw:polygon>
          <draw:polygon draw:style-name="gr24" draw:text-style-name="P1" draw:layer="layout" svg:width="0.579cm" svg:height="0.511cm" svg:x="9.698cm" svg:y="23.082cm" svg:viewBox="0 0 580 512" draw:points="323,0 346,0 346,6 351,11 357,11 362,6 357,0 373,0 379,6 401,17 407,17 435,45 457,84 463,100 463,106 446,156 440,167 412,195 412,200 418,206 418,223 412,228 407,228 401,234 401,250 385,267 385,273 390,278 390,284 385,290 390,295 407,284 412,278 412,267 418,256 429,239 435,234 440,239 451,239 463,228 479,189 474,184 474,178 490,139 496,134 524,134 541,139 563,161 568,178 568,184 557,195 557,200 563,206 568,206 580,217 580,228 557,273 552,290 552,301 529,323 524,317 518,317 485,351 485,356 435,406 418,417 412,417 390,429 385,434 379,429 373,412 379,412 390,401 390,390 385,384 373,390 357,406 357,412 351,417 346,417 340,423 340,429 334,434 329,434 323,429 318,429 312,434 312,445 306,462 267,490 267,473 273,456 284,440 290,434 295,434 312,417 306,412 301,412 262,451 245,484 240,501 240,506 217,506 217,501 234,501 240,495 240,490 234,484 223,484 206,490 173,495 167,501 167,506 156,512 145,512 111,479 100,456 84,401 78,384 89,384 111,362 123,345 123,340 117,334 78,373 56,373 50,367 56,362 61,367 67,367 78,356 78,351 72,345 78,345 89,356 100,345 100,340 95,317 89,312 89,306 95,306 100,301 100,295 89,284 84,290 89,295 84,301 50,234 28,173 28,150 34,145 28,139 22,139 17,145 11,161 0,173 0,156 11,139 17,134 28,134 34,128 34,122 39,117 50,117 72,111 78,106 78,100 84,89 95,78 106,78 106,84 111,89 134,89 145,100 150,117 150,128 162,139 173,139 178,134 178,128 189,117 195,117 201,122 212,122 217,117 206,106 201,106 201,100 206,84 212,78 217,78 212,84 212,95 217,100 223,100 234,89 262,22 273,11 279,11 273,17 279,22 284,22 295,11 301,11 295,17 301,22 306,22 312,17 312,11">
            <text:p/>
          </draw:polygon>
          <draw:polygon draw:style-name="gr23" draw:text-style-name="P1" draw:layer="layout" svg:width="0.005cm" svg:height="0.005cm" svg:x="10.149cm" svg:y="23.115cm" svg:viewBox="0 0 6 6" draw:points="0,0 6,6 0,6">
            <text:p/>
          </draw:polygon>
          <draw:polygon draw:style-name="gr23" draw:text-style-name="P1" draw:layer="layout" svg:width="0.027cm" svg:height="0.016cm" svg:x="8.929cm" svg:y="23.148cm" svg:viewBox="0 0 28 17" draw:points="6,0 11,6 17,6 22,0 28,6 28,11 22,17 11,17 0,6">
            <text:p/>
          </draw:polygon>
          <draw:polygon draw:style-name="gr23" draw:text-style-name="P1" draw:layer="layout" svg:width="0.088cm" svg:height="0.083cm" svg:x="9.937cm" svg:y="23.221cm" svg:viewBox="0 0 89 84" draw:points="6,0 11,0 17,6 28,22 28,28 34,33 45,33 56,39 73,50 89,67 89,78 84,84 61,67 50,61 45,56 45,50 39,45 34,45 17,33 0,17 0,6">
            <text:p/>
          </draw:polygon>
          <draw:polygon draw:style-name="gr23" draw:text-style-name="P1" draw:layer="layout" svg:width="0.027cm" svg:height="0.021cm" svg:x="9.876cm" svg:y="23.243cm" svg:viewBox="0 0 28 22" draw:points="17,0 22,0 28,6 11,22 6,22 0,17">
            <text:p/>
          </draw:polygon>
          <draw:polygon draw:style-name="gr23" draw:text-style-name="P1" draw:layer="layout" svg:width="0.005cm" svg:height="0.01cm" svg:x="9.703cm" svg:y="23.254cm" svg:viewBox="0 0 6 11" draw:points="6,0 6,11 0,6">
            <text:p/>
          </draw:polygon>
          <draw:polygon draw:style-name="gr23" draw:text-style-name="P1" draw:layer="layout" svg:width="0.005cm" svg:height="0.005cm" svg:x="9.386cm" svg:y="23.276cm" svg:viewBox="0 0 6 6" draw:points="0,0 6,0 0,6">
            <text:p/>
          </draw:polygon>
          <draw:polygon draw:style-name="gr23" draw:text-style-name="P1" draw:layer="layout" svg:width="0.01cm" svg:height="0.01cm" svg:x="9.653cm" svg:y="23.288cm" svg:viewBox="0 0 11 11" draw:points="11,0 11,6 6,11 0,11">
            <text:p/>
          </draw:polygon>
          <draw:polygon draw:style-name="gr23" draw:text-style-name="P1" draw:layer="layout" svg:width="0.005cm" svg:height="0.016cm" svg:x="9.725cm" svg:y="23.299cm" svg:viewBox="0 0 6 17" draw:points="0,0 6,6 6,17 0,11">
            <text:p/>
          </draw:polygon>
          <draw:polygon draw:style-name="gr23" draw:text-style-name="P1" draw:layer="layout" svg:width="0.055cm" svg:height="0.099cm" svg:x="9.38cm" svg:y="23.31cm" svg:viewBox="0 0 56 100" draw:points="34,0 39,6 39,50 45,56 50,67 56,89 56,100 45,100 28,95 28,84 22,78 17,78 11,84 0,84 0,72 11,28 17,22 22,22 28,17 28,11">
            <text:p/>
          </draw:polygon>
          <draw:polygon draw:style-name="gr23" draw:text-style-name="P1" draw:layer="layout" svg:width="0.044cm" svg:height="0.088cm" svg:x="9.642cm" svg:y="23.321cm" svg:viewBox="0 0 45 89" draw:points="39,0 45,0 45,33 39,67 33,61 11,84 17,89 11,89 0,72 0,67 11,45 17,39 22,39 33,28 33,17">
            <text:p/>
          </draw:polygon>
          <draw:polygon draw:style-name="gr23" draw:text-style-name="P1" draw:layer="layout" svg:width="0.01cm" svg:height="0.016cm" svg:x="9.731cm" svg:y="23.321cm" svg:viewBox="0 0 11 17" draw:points="6,0 11,11 6,17 0,11 0,6">
            <text:p/>
          </draw:polygon>
          <draw:polygon draw:style-name="gr23" draw:text-style-name="P1" draw:layer="layout" svg:width="0.01cm" svg:height="0.01cm" svg:x="8.946cm" svg:y="23.332cm" svg:viewBox="0 0 11 11" draw:points="6,0 11,6 6,11 0,6">
            <text:p/>
          </draw:polygon>
          <draw:polygon draw:style-name="gr23" draw:text-style-name="P1" draw:layer="layout" svg:width="0.005cm" svg:height="0.005cm" svg:x="9.698cm" svg:y="23.338cm" svg:viewBox="0 0 6 6" draw:points="0,0 6,0 0,6">
            <text:p/>
          </draw:polygon>
          <draw:polygon draw:style-name="gr23" draw:text-style-name="P1" draw:layer="layout" svg:width="0.01cm" svg:height="0.01cm" svg:x="9.647cm" svg:y="23.343cm" svg:viewBox="0 0 11 11" draw:points="6,0 11,0 0,11 0,6">
            <text:p/>
          </draw:polygon>
          <draw:polygon draw:style-name="gr23" draw:text-style-name="P1" draw:layer="layout" svg:width="0.01cm" svg:height="0.027cm" svg:x="9.937cm" svg:y="23.343cm" svg:viewBox="0 0 11 28" draw:points="6,0 11,6 11,22 6,28 0,22 0,6">
            <text:p/>
          </draw:polygon>
          <draw:polygon draw:style-name="gr23" draw:text-style-name="P1" draw:layer="layout" svg:width="0.01cm" svg:height="0.016cm" svg:x="9.798cm" svg:y="23.349cm" svg:viewBox="0 0 11 17" draw:points="6,0 11,6 11,11 6,17 0,11 0,6">
            <text:p/>
          </draw:polygon>
          <draw:polygon draw:style-name="gr23" draw:text-style-name="P1" draw:layer="layout" svg:width="0.021cm" svg:height="0.055cm" svg:x="9.692cm" svg:y="23.354cm" svg:viewBox="0 0 22 56" draw:points="6,0 17,0 17,6 11,11 11,17 17,22 22,22 22,45 17,45 11,50 11,56 0,56 0,33 6,28 11,17 6,11">
            <text:p/>
          </draw:polygon>
          <draw:polygon draw:style-name="gr23" draw:text-style-name="P1" draw:layer="layout" svg:width="0.005cm" svg:height="0.01cm" svg:x="9.759cm" svg:y="23.377cm" svg:viewBox="0 0 6 11" draw:points="6,6 0,11 0,6 6,0">
            <text:p/>
          </draw:polygon>
          <draw:polygon draw:style-name="gr23" draw:text-style-name="P1" draw:layer="layout" svg:width="0.01cm" svg:height="0.01cm" svg:x="10.054cm" svg:y="23.371cm" svg:viewBox="0 0 11 11" draw:points="6,0 11,6 6,11 0,6">
            <text:p/>
          </draw:polygon>
          <draw:polygon draw:style-name="gr23" draw:text-style-name="P1" draw:layer="layout" svg:width="0.01cm" svg:height="0.01cm" svg:x="9.82cm" svg:y="23.405cm" svg:viewBox="0 0 11 11" draw:points="6,0 11,6 6,11 0,6">
            <text:p/>
          </draw:polygon>
          <draw:polygon draw:style-name="gr25" draw:text-style-name="P1" draw:layer="layout" svg:width="0.216cm" svg:height="0.127cm" svg:x="9.067cm" svg:y="22.099cm" svg:viewBox="0 0 217 128" draw:points="100,0 139,0 206,33 217,45 217,56 212,67 178,100 167,100 162,95 170,73 155,62 131,51 96,62 73,117 73,122 67,128 17,128 6,122 0,117 22,83">
            <text:p/>
          </draw:polygon>
          <draw:polygon draw:style-name="gr25" draw:text-style-name="P1" draw:layer="layout" svg:width="0.216cm" svg:height="0.127cm" draw:transform="skewX (-0.00680678408277792) rotate (-0.183783170235003) translate (9.60692666354824cm 22.08034292829cm)" svg:viewBox="0 0 217 128" draw:points="137,16 78,0 11,34 0,45 0,56 5,67 23,90 47,73 63,62 87,51 121,62 145,117 138,91 150,128 200,127 212,122 217,116 195,83">
            <text:p/>
          </draw:polygon>
          <draw:polygon draw:style-name="gr26" draw:text-style-name="P1" draw:layer="layout" svg:width="1.255cm" svg:height="0.559cm" svg:x="8.863cm" svg:y="21.407cm" svg:viewBox="0 0 1256 560" draw:points="209,529 204,508 199,480 205,456 188,418 179,380 158,329 133,316 117,338 97,300 46,260 0,236 53,227 120,210 181,228 222,245 220,280 241,323 257,338 276,360 282,377 311,417 334,423 359,407 336,374 338,355 323,333 324,314 310,294 297,273 300,228 279,234 248,223 237,192 232,142 236,93 255,65 301,79 342,78 397,104 437,131 427,166 437,190 455,216 475,254 489,284 485,319 500,340 502,371 533,364 559,366 581,387 581,351 574,321 577,270 571,227 570,179 557,157 531,144 534,129 571,112 595,73 623,39 649,30 677,0 700,17 712,48 735,46 755,72 779,110 817,124 769,177 777,234 762,255 770,294 768,333 758,360 772,380 792,367 815,384 821,409 823,435 832,394 832,377 842,356 837,321 847,283 862,253 863,228 903,187 884,166 863,147 912,106 950,79 1002,73 1027,55 1057,35 1074,75 1064,113 1070,142 1067,171 1056,192 1060,216 1028,233 1028,257 1011,286 993,328 995,355 988,392 978,402 981,432 1004,439 1022,403 1031,371 1057,332 1061,305 1085,268 1110,250 1099,229 1161,214 1199,202 1231,198 1256,219 1237,227 1224,247 1205,258 1177,272 1152,301 1126,306 1110,353 1099,372 1101,388 1080,390 1065,417 1065,441 1047,475 1033,514 1046,533 1034,557 1002,560 985,537 963,528 925,518 896,498 852,508 806,529 775,548 758,533 712,510 680,495 681,509 642,517 612,506 559,508 521,530 489,514 419,525 356,542 333,557 312,545 295,537 263,547 239,542 227,530">
            <text:p/>
          </draw:polygon>
        </draw:g>
        <draw:frame draw:style-name="gr27" draw:layer="layout" svg:width="7.678cm" svg:height="0.833cm" svg:x="5.96cm" svg:y="25.141cm">
          <draw:text-box>
            <text:p><text:span text:style-name="T1">u.a. mit der Hilfe von http://translate.google.de</text:span></text:p>
          </draw:text-box>
        </draw:frame>
        <draw:frame draw:style-name="gr28" draw:layer="layout" svg:width="0.502cm" svg:height="0.962cm" svg:x="12.63cm" svg:y="2.575cm">
          <draw:text-box>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rbert Reschke</meta:initial-creator>
    <meta:creation-date>2013-03-17T01:52:59</meta:creation-date>
    <dc:date>2013-03-25T00:34:24</dc:date>
    <dc:creator>Norbert Reschke</dc:creator>
    <meta:editing-duration>PT6M51S</meta:editing-duration>
    <meta:editing-cycles>5</meta:editing-cycles>
    <meta:generator>LibreOffice/3.6$Linux_X86_64 LibreOffice_project/360m1$Build-2</meta:generator>
    <meta:document-statistic meta:object-count="124"/>
  </office:meta>
</office:document-meta>
</file>